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5f20f" officeooo:paragraph-rsid="0015f20f"/>
    </style:style>
    <style:style style:name="P7" style:family="paragraph" style:parent-style-name="Standard">
      <style:text-properties officeooo:rsid="00171ed5" officeooo:paragraph-rsid="00171ed5"/>
    </style:style>
    <style:style style:name="P8" style:family="paragraph" style:parent-style-name="Standard">
      <style:text-properties officeooo:rsid="001d79b2" officeooo:paragraph-rsid="0027059c"/>
    </style:style>
    <style:style style:name="P9" style:family="paragraph" style:parent-style-name="Standard">
      <style:text-properties officeooo:rsid="00370187" officeooo:paragraph-rsid="004f2452"/>
    </style:style>
    <style:style style:name="P10" style:family="paragraph" style:parent-style-name="Standard">
      <style:text-properties officeooo:rsid="00370187" officeooo:paragraph-rsid="001be3f5"/>
    </style:style>
    <style:style style:name="P11" style:family="paragraph" style:parent-style-name="Standard">
      <style:text-properties officeooo:rsid="00370187" officeooo:paragraph-rsid="008e0469"/>
    </style:style>
    <style:style style:name="P12" style:family="paragraph" style:parent-style-name="Standard">
      <style:text-properties officeooo:rsid="003c4903" officeooo:paragraph-rsid="008e0469"/>
    </style:style>
    <style:style style:name="P13" style:family="paragraph" style:parent-style-name="Standard">
      <style:text-properties officeooo:rsid="0039c4e4" officeooo:paragraph-rsid="008e0469"/>
    </style:style>
    <style:style style:name="P14" style:family="paragraph" style:parent-style-name="Standard">
      <style:text-properties officeooo:rsid="0039e5fd" officeooo:paragraph-rsid="008e0469"/>
    </style:style>
    <style:style style:name="P15" style:family="paragraph" style:parent-style-name="Standard">
      <style:text-properties officeooo:rsid="003dbb40" officeooo:paragraph-rsid="008e0469"/>
    </style:style>
    <style:style style:name="P16" style:family="paragraph" style:parent-style-name="Standard">
      <style:text-properties officeooo:rsid="003bcf66" officeooo:paragraph-rsid="008e0469"/>
    </style:style>
    <style:style style:name="P1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1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1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2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2" style:family="paragraph" style:parent-style-name="Standard">
      <style:text-properties officeooo:rsid="004cbd3e" officeooo:paragraph-rsid="008e0469"/>
    </style:style>
    <style:style style:name="P23" style:family="paragraph" style:parent-style-name="Standard">
      <style:text-properties officeooo:rsid="004d72b6" officeooo:paragraph-rsid="008e0469"/>
    </style:style>
    <style:style style:name="P24" style:family="paragraph" style:parent-style-name="Standard">
      <style:text-properties officeooo:rsid="004d72b6" officeooo:paragraph-rsid="0055b2e9"/>
    </style:style>
    <style:style style:name="P25" style:family="paragraph" style:parent-style-name="Standard">
      <style:text-properties officeooo:rsid="00700909" officeooo:paragraph-rsid="00700909"/>
    </style:style>
    <style:style style:name="P26" style:family="paragraph" style:parent-style-name="Standard">
      <style:text-properties officeooo:rsid="007bb4ca" officeooo:paragraph-rsid="007e760a"/>
    </style:style>
    <style:style style:name="P27" style:family="paragraph" style:parent-style-name="Standard">
      <style:text-properties officeooo:rsid="007bb4ca" officeooo:paragraph-rsid="008e0469"/>
    </style:style>
    <style:style style:name="P28" style:family="paragraph" style:parent-style-name="Standard">
      <style:text-properties officeooo:rsid="004f2452" officeooo:paragraph-rsid="008e0469"/>
    </style:style>
    <style:style style:name="P29" style:family="paragraph" style:parent-style-name="Standard">
      <style:text-properties officeooo:rsid="00902d05" officeooo:paragraph-rsid="00902d05"/>
    </style:style>
    <style:style style:name="P30" style:family="paragraph" style:parent-style-name="Standard">
      <style:text-properties officeooo:rsid="00902d05" officeooo:paragraph-rsid="0095615b"/>
    </style:style>
    <style:style style:name="P31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2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3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4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35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36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38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39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0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1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2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3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4" style:family="paragraph" style:parent-style-name="Standard">
      <style:text-properties officeooo:rsid="00a211bb" officeooo:paragraph-rsid="00a211bb"/>
    </style:style>
    <style:style style:name="P45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4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4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48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49" style:family="paragraph" style:parent-style-name="Standard">
      <style:text-properties officeooo:rsid="00902d05" officeooo:paragraph-rsid="00902d05"/>
    </style:style>
    <style:style style:name="P50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fo:font-weight="normal" officeooo:rsid="0094d0a9" style:font-weight-asian="normal" style:font-weight-complex="normal"/>
    </style:style>
    <style:style style:name="T17" style:family="text">
      <style:text-properties officeooo:rsid="0054d9f3"/>
    </style:style>
    <style:style style:name="T18" style:family="text">
      <style:text-properties officeooo:rsid="0055b2e9"/>
    </style:style>
    <style:style style:name="T19" style:family="text">
      <style:text-properties officeooo:rsid="0014df67"/>
    </style:style>
    <style:style style:name="T20" style:family="text">
      <style:text-properties officeooo:rsid="00565600"/>
    </style:style>
    <style:style style:name="T21" style:family="text">
      <style:text-properties officeooo:rsid="00590bcd"/>
    </style:style>
    <style:style style:name="T22" style:family="text">
      <style:text-properties officeooo:rsid="0059385f"/>
    </style:style>
    <style:style style:name="T23" style:family="text">
      <style:text-properties officeooo:rsid="00596c00"/>
    </style:style>
    <style:style style:name="T24" style:family="text">
      <style:text-properties officeooo:rsid="005b1b2a"/>
    </style:style>
    <style:style style:name="T25" style:family="text">
      <style:text-properties officeooo:rsid="005bc5b0"/>
    </style:style>
    <style:style style:name="T26" style:family="text">
      <style:text-properties officeooo:rsid="005bdb93"/>
    </style:style>
    <style:style style:name="T27" style:family="text">
      <style:text-properties officeooo:rsid="005c32e6"/>
    </style:style>
    <style:style style:name="T28" style:family="text">
      <style:text-properties officeooo:rsid="0060fdfa"/>
    </style:style>
    <style:style style:name="T29" style:family="text">
      <style:text-properties officeooo:rsid="00627657"/>
    </style:style>
    <style:style style:name="T30" style:family="text">
      <style:text-properties officeooo:rsid="006407b2"/>
    </style:style>
    <style:style style:name="T31" style:family="text">
      <style:text-properties officeooo:rsid="00688be1"/>
    </style:style>
    <style:style style:name="T32" style:family="text">
      <style:text-properties officeooo:rsid="006a7a4f"/>
    </style:style>
    <style:style style:name="T33" style:family="text">
      <style:text-properties officeooo:rsid="006adf4b"/>
    </style:style>
    <style:style style:name="T34" style:family="text">
      <style:text-properties officeooo:rsid="006c075c"/>
    </style:style>
    <style:style style:name="T35" style:family="text">
      <style:text-properties officeooo:rsid="00711c03"/>
    </style:style>
    <style:style style:name="T36" style:family="text">
      <style:text-properties officeooo:rsid="0072f224"/>
    </style:style>
    <style:style style:name="T37" style:family="text">
      <style:text-properties officeooo:rsid="00746995"/>
    </style:style>
    <style:style style:name="T38" style:family="text">
      <style:text-properties officeooo:rsid="0075c08a"/>
    </style:style>
    <style:style style:name="T39" style:family="text">
      <style:text-properties officeooo:rsid="00765c99"/>
    </style:style>
    <style:style style:name="T40" style:family="text">
      <style:text-properties officeooo:rsid="00786d84"/>
    </style:style>
    <style:style style:name="T41" style:family="text">
      <style:text-properties officeooo:rsid="007946a0"/>
    </style:style>
    <style:style style:name="T42" style:family="text">
      <style:text-properties officeooo:rsid="007ab17a"/>
    </style:style>
    <style:style style:name="T43" style:family="text">
      <style:text-properties officeooo:rsid="007bb4ca"/>
    </style:style>
    <style:style style:name="T44" style:family="text">
      <style:text-properties officeooo:rsid="007ca802"/>
    </style:style>
    <style:style style:name="T45" style:family="text">
      <style:text-properties officeooo:rsid="007e760a"/>
    </style:style>
    <style:style style:name="T46" style:family="text">
      <style:text-properties officeooo:rsid="0085f357"/>
    </style:style>
    <style:style style:name="T47" style:family="text">
      <style:text-properties officeooo:rsid="00878e5d"/>
    </style:style>
    <style:style style:name="T48" style:family="text">
      <style:text-properties officeooo:rsid="00897db2"/>
    </style:style>
    <style:style style:name="T49" style:family="text">
      <style:text-properties officeooo:rsid="008b62e7"/>
    </style:style>
    <style:style style:name="T50" style:family="text">
      <style:text-properties officeooo:rsid="008c35a2"/>
    </style:style>
    <style:style style:name="T51" style:family="text">
      <style:text-properties officeooo:rsid="00902d05"/>
    </style:style>
    <style:style style:name="T52" style:family="text">
      <style:text-properties officeooo:rsid="009117e7"/>
    </style:style>
    <style:style style:name="T53" style:family="text">
      <style:text-properties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officeooo:rsid="009a641d"/>
    </style:style>
    <style:style style:name="T55" style:family="text">
      <style:text-properties officeooo:rsid="009bd49a"/>
    </style:style>
    <style:style style:name="T56" style:family="text">
      <style:text-properties officeooo:rsid="009c7c52"/>
    </style:style>
    <style:style style:name="T57" style:family="text">
      <style:text-properties officeooo:rsid="009dd792"/>
    </style:style>
    <style:style style:name="T58" style:family="text">
      <style:text-properties officeooo:rsid="00a830db"/>
    </style:style>
    <style:style style:name="T59" style:family="text">
      <style:text-properties officeooo:rsid="00aa4e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6">Give paths to all subroutines <text:span text:style-name="T1">called </text:span>in each project intro</text:p>
      <text:p text:style-name="P6"/>
      <text:p text:style-name="P7">Pin change interrupts:<text:tab/><text:tab/>Use pci not PCI</text:p>
      <text:p text:style-name="P7">Timers<text:tab/><text:tab/><text:tab/><text:tab/>Use Timerx not timer x</text:p>
      <text:p text:style-name="P8"><text:tab/><text:tab/><text:tab/>implement dedicated array cal_string[12]</text:p>
      <text:p text:style-name="P7"/>
      <text:p text:style-name="P18">1_first_project</text:p>
      <text:p text:style-name="P5">Example_1<text:tab/><text:tab/><text:tab/><text:tab/><text:span text:style-name="T44">OK</text:span></text:p>
      <text:p text:style-name="P5">Example_<text:span text:style-name="T43">2<text:tab/><text:tab/><text:tab/><text:tab/>OK</text:span></text:p>
      <text:p text:style-name="P5">Example_<text:span text:style-name="T43">3<text:tab/><text:tab/><text:tab/><text:tab/>OK</text:span></text:p>
      <text:p text:style-name="P5">Example_<text:span text:style-name="T43">4<text:tab/><text:tab/><text:tab/><text:tab/>OK</text:span></text:p>
      <text:p text:style-name="P5">Example_<text:span text:style-name="T43">5<text:tab/><text:tab/><text:tab/><text:tab/>OK</text:span></text:p>
      <text:p text:style-name="P5">Example_<text:span text:style-name="T43">6<text:tab/><text:tab/><text:tab/><text:tab/>OK</text:span></text:p>
      <text:p text:style-name="P5">Example_<text:span text:style-name="T43">7<text:tab/><text:tab/><text:tab/><text:tab/>OK</text:span></text:p>
      <text:p text:style-name="P5">Example_<text:span text:style-name="T43">8<text:tab/><text:tab/><text:tab/><text:tab/>OK</text:span></text:p>
      <text:p text:style-name="P5">Example_<text:span text:style-name="T43">9<text:tab/><text:tab/><text:tab/><text:tab/>OK</text:span></text:p>
      <text:p text:style-name="P5">Example_1<text:span text:style-name="T43">0<text:tab/><text:tab/><text:tab/><text:tab/>OK</text:span></text:p>
      <text:p text:style-name="P5"/>
      <text:p text:style-name="P18">2_Receiver_Transmitter_Basic</text:p>
      <text:p text:style-name="P5">Example_1<text:tab/><text:tab/><text:tab/><text:tab/><text:span text:style-name="T45">OK</text:span></text:p>
      <text:p text:style-name="P5">Example_<text:span text:style-name="T43">2<text:tab/><text:tab/><text:tab/><text:tab/>OK</text:span></text:p>
      <text:p text:style-name="P5">Example_<text:span text:style-name="T43">3<text:tab/><text:tab/><text:tab/><text:tab/>OK</text:span></text:p>
      <text:p text:style-name="P5">Example_<text:span text:style-name="T43">4<text:tab/><text:tab/><text:tab/><text:tab/>OK</text:span></text:p>
      <text:p text:style-name="P5">Example_<text:span text:style-name="T43">5<text:tab/><text:tab/><text:tab/><text:tab/>OK</text:span></text:p>
      <text:p text:style-name="P5">Example_<text:span text:style-name="T43">6<text:tab/><text:tab/><text:tab/><text:tab/>OK</text:span></text:p>
      <text:p text:style-name="P5">Example_<text:span text:style-name="T43">7<text:tab/><text:tab/><text:tab/><text:tab/>OK</text:span></text:p>
      <text:p text:style-name="P5">Example_<text:span text:style-name="T43">8<text:tab/><text:tab/><text:tab/><text:tab/>OK</text:span></text:p>
      <text:p text:style-name="P5">Example_<text:span text:style-name="T43">9<text:tab/><text:tab/><text:tab/><text:tab/>OK</text:span></text:p>
      <text:p text:style-name="P5"/>
      <text:p text:style-name="P18">3_Interrupts_and_switches</text:p>
      <text:p text:style-name="P27">3A_UART_timer_interrupts<text:tab/><text:tab/><text:span text:style-name="T46">OK</text:span></text:p>
      <text:p text:style-name="P27">3B_Pin_Change_Interrupt<text:tab/><text:tab/><text:span text:style-name="T47">OK</text:span></text:p>
      <text:p text:style-name="P27">3C_reaction_time_tester<text:tab/><text:tab/><text:span text:style-name="T47">OK</text:span></text:p>
      <text:p text:style-name="P27">3D_timer_PCI_interrupts<text:tab/><text:tab/><text:span text:style-name="T48">OK</text:span></text:p>
      <text:p text:style-name="P27">3E_Keypress_logger<text:tab/><text:tab/><text:tab/><text:span text:style-name="T49">OK</text:span></text:p>
      <text:p text:style-name="P27">3F_Prime_numbers<text:tab/><text:tab/><text:tab/><text:span text:style-name="T49">OK</text:span></text:p>
      <text:p text:style-name="P27">3G_Prime_numbers_plus<text:tab/><text:tab/><text:span text:style-name="T50">OK</text:span></text:p>
      <text:p text:style-name="P5"/>
      <text:p text:style-name="P5"/>
      <text:p text:style-name="P19">4_binary_and_bit_operations</text:p>
      <text:p text:style-name="P10">1_Bit_ops_1</text:p>
      <text:p text:style-name="P10">2_Bit_ops_2</text:p>
      <text:p text:style-name="P10">3_Division_subroutine</text:p>
      <text:p text:style-name="P10">4_Char_to_binary</text:p>
      <text:p text:style-name="P10"/>
      <text:p text:style-name="P10"/>
      <text:p text:style-name="P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8">\</text:span></text:p>
      <text:p text:style-name="P3"><text:tab/>Unsigned_Int_from_PC_A<text:span text:style-name="T20">();</text:span></text:p>
      <text:p text:style-name="P3"><text:tab/>Int_Num_from_PC_A<text:span text:style-name="T20">();</text:span></text:p>
      <text:p text:style-name="P3"><text:tab/>Sc_Num_from_PC_A<text:span text:style-name="T20">();</text:span></text:p>
      <text:p text:style-name="P3"><text:tab/>Unsigned_Int_to_PC_A<text:span text:style-name="T20">();</text:span></text:p>
      <text:p text:style-name="P2"><text:tab/>Int_Num_to_PC_A(<text:span text:style-name="T17">);</text:span></text:p>
      <text:p text:style-name="P2"><text:tab/>Sc_Num_to_PC_A<text:span text:style-name="T17">();</text:span></text:p>
      <text:p text:style-name="P2"/>
      <text:p text:style-name="P2">KBD_to_display<text:span text:style-name="T18">\</text:span></text:p>
      <text:p text:style-name="P1"><text:tab/>Int_KBD_to_display_A(<text:span text:style-name="T17">);</text:span></text:p>
      <text:p text:style-name="P2"><text:tab/>FPN_KBD_to_display_<text:span text:style-name="T17">A();</text:span></text:p>
      <text:p text:style-name="P2"><text:tab/>FPN_string_KBD_to_display_<text:span text:style-name="T17">A();</text:span></text:p>
      <text:p text:style-name="P1"><text:tab/></text:p>
      <text:p text:style-name="P1"><text:s/><text:span text:style-name="T11">FPN_DIY_IO\</text:span></text:p>
      <text:p text:style-name="P24"><text:tab/><text:span text:style-name="T19">I2C_FPN_to_display();</text:span></text:p>
      <text:p text:style-name="P24"/>
      <text:p text:style-name="P5">5A_Integer_numbers<text:tab/><text:tab/><text:tab/><text:span text:style-name="T29">OK</text:span><text:tab/><text:tab/><text:tab/><text:span text:style-name="T28">No change</text:span></text:p>
      <text:p text:style-name="P5">5B_Prime_factors<text:tab/><text:tab/><text:tab/><text:span text:style-name="T30">OK<text:tab/><text:tab/><text:tab/>No local</text:span></text:p>
      <text:p text:style-name="P5">5C_Scientific_numbers<text:tab/><text:tab/><text:span text:style-name="T31">OK<text:tab/><text:tab/><text:tab/>OK</text:span></text:p>
      <text:p text:style-name="P5">5D_Pie_estimator<text:tab/><text:tab/><text:tab/><text:span text:style-name="T32">OK<text:tab/><text:tab/><text:tab/>No local</text:span></text:p>
      <text:p text:style-name="P5">5E_e_power_series<text:tab/><text:tab/><text:tab/><text:span text:style-name="T33">OK<text:tab/><text:tab/><text:tab/>NL</text:span></text:p>
      <text:p text:style-name="P5">5F_Trig_functions<text:tab/><text:tab/><text:tab/><text:span text:style-name="T34">OK<text:tab/><text:tab/><text:tab/>NL</text:span></text:p>
      <text:p text:style-name="P5"/>
      <text:p text:style-name="P1"><text:tab/><text:tab/><text:tab/><text:tab/><text:tab/><text:span text:style-name="T21">Global<text:tab/><text:tab/><text:tab/>Local</text:span></text:p>
      <text:p text:style-name="P1">6A_Segment_driver<text:tab/><text:tab/><text:tab/><text:span text:style-name="T27">No change<text:tab/><text:tab/>No locals</text:span></text:p>
      <text:p text:style-name="P1">6B_Segment_driver<text:tab/><text:tab/><text:tab/><text:span text:style-name="T27">No change<text:tab/><text:tab/>No locals</text:span></text:p>
      <text:p text:style-name="P1">6C_Numerical_entry<text:tab/><text:tab/><text:tab/><text:span text:style-name="T21">OK<text:tab/><text:tab/><text:tab/>No locals</text:span></text:p>
      <text:p text:style-name="P1">6D_INT_to_display<text:tab/><text:tab/><text:tab/><text:span text:style-name="T22">OK<text:tab/><text:tab/><text:tab/>OK</text:span></text:p>
      <text:p text:style-name="P1">6E_FPN_to_display<text:tab/><text:tab/><text:tab/><text:span text:style-name="T23">OK<text:tab/><text:tab/><text:tab/>OK</text:span></text:p>
      <text:p text:style-name="P1">6F_FPN_from_IO<text:tab/><text:tab/><text:tab/><text:span text:style-name="T24">OK<text:tab/><text:tab/><text:tab/>No locals</text:span></text:p>
      <text:p text:style-name="P1">6G_INT_from_IO<text:tab/><text:tab/><text:tab/><text:span text:style-name="T26">OK<text:tab/><text:tab/><text:tab/>No locals</text:span></text:p>
      <text:p text:style-name="P1">6H_calculator<text:tab/><text:tab/><text:tab/><text:tab/><text:span text:style-name="T25">OK<text:tab/><text:tab/><text:tab/>No locals</text:span></text:p>
      <text:p text:style-name="P1">6L_FPN_to_display_legacy<text:tab/><text:tab/><text:span text:style-name="T25">OK<text:tab/><text:tab/><text:tab/>No locals</text:span></text:p>
      <text:p text:style-name="P1">6M_FPN_from_IO_legacy<text:tab/><text:tab/><text:span text:style-name="T25">OK<text:tab/><text:tab/><text:tab/>No locals</text:span></text:p>
      <text:p text:style-name="P1"/>
      <text:p text:style-name="P1"/>
      <text:p text:style-name="P25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5">OK</text:span></text:p>
      <text:p text:style-name="P1">7B_calculator_based_clock<text:tab/><text:tab/><text:tab/><text:tab/><text:span text:style-name="T36">OK</text:span></text:p>
      <text:p text:style-name="P1">7C_mini_OS_clock<text:tab/><text:tab/><text:tab/><text:tab/><text:tab/><text:span text:style-name="T37">OK</text:span></text:p>
      <text:p text:style-name="P1">7D_mini_OS_clock_with_adjustment<text:tab/><text:tab/><text:span text:style-name="T38">OK</text:span></text:p>
      <text:p text:style-name="P1">7E_Stand_a_lone_clock</text:p>
      <text:p text:style-name="P1">7F_Stop_watch<text:tab/><text:tab/><text:tab/><text:tab/><text:tab/><text:span text:style-name="T58">OK</text:span></text:p>
      <text:p text:style-name="P1">7G_Combined_clock_SW</text:p>
      <text:p text:style-name="P17"/>
      <text:p text:style-name="P17"/>
      <text:p text:style-name="P17">8_Fourier</text:p>
      <text:p text:style-name="P1">8A_reset_controller<text:tab/> <text:s/><text:tab/><text:tab/><text:span text:style-name="T40">OK</text:span><text:tab/><text:tab/><text:tab/><text:span text:style-name="T39">NL</text:span></text:p>
      <text:p text:style-name="P1">8B_Pulse_train_generator<text:tab/><text:tab/><text:span text:style-name="T41">OK<text:tab/></text:span><text:tab/><text:tab/><text:span text:style-name="T39">NL</text:span></text:p>
      <text:p text:style-name="P1">8C_Sawtooth_generator<text:tab/><text:tab/><text:span text:style-name="T42">OK<text:tab/><text:tab/></text:span><text:tab/><text:span text:style-name="T39">NL</text:span></text:p>
      <text:p text:style-name="P11"><text:soft-page-break/><text:span text:style-name="T6">9_FPN_routines</text:span><text:tab/><text:span text:style-name="T10">Subroutines used</text:span></text:p>
      <text:p text:style-name="P22"/>
      <text:p text:style-name="P23">FPN_DIY_IO\<text:tab/><text:tab/><text:tab/><text:tab/><text:tab/></text:p>
      <text:p text:style-name="P13"><text:tab/>I2C_Tx_float_display_control;</text:p>
      <text:p text:style-name="P13"><text:tab/>Scientific_number_from_KBD<text:span text:style-name="T11">();</text:span></text:p>
      <text:p text:style-name="P13"><text:tab/><text:span text:style-name="T11">Fraction_to_Binary_Signed();</text:span></text:p>
      <text:p text:style-name="P13"><text:tab/><text:span text:style-name="T11">Scientifc_num_to_FPN();</text:span></text:p>
      <text:p text:style-name="P13"><text:tab/>I2C_Tx_float_num(<text:span text:style-name="T12">);</text:span></text:p>
      <text:p text:style-name="P13"><text:tab/>I2C_FPN_to_display<text:span text:style-name="T11">();</text:span></text:p>
      <text:p text:style-name="P13"><text:tab/>Assemble_FPN<text:span text:style-name="T11">();</text:span></text:p>
      <text:p text:style-name="P13"><text:tab/>unpack_FPN<text:span text:style-name="T11">();</text:span></text:p>
      <text:p text:style-name="P13"><text:tab/>FPN_to_String(<text:span text:style-name="T11">);</text:span></text:p>
      <text:p text:style-name="P13"/>
      <text:p text:style-name="P13"><text:span text:style-name="T11">All subroutines included under “FPN_DIY_IO” used and tested in <text:s/>“</text:span><text:span text:style-name="T15">9_FPN_routines”</text:span></text:p>
      <text:p text:style-name="P13"><text:tab/></text:p>
      <text:p text:style-name="P13"/>
      <text:p text:style-name="P23">KBD_to_display<text:span text:style-name="T13">\</text:span></text:p>
      <text:p text:style-name="P23"><text:tab/>Get_fpn_from_KBD<text:span text:style-name="T12">();</text:span></text:p>
      <text:p text:style-name="P23"><text:tab/>Get_Float_num_string_from_KBD(<text:span text:style-name="T12">);</text:span></text:p>
      <text:p text:style-name="P23"/>
      <text:p text:style-name="P13">Arduino_Rx_Tx_UNO_pcb<text:span text:style-name="T13">\</text:span></text:p>
      <text:p text:style-name="P13"><text:tab/>Sc_Num_to_PC_A(<text:span text:style-name="T11">);</text:span></text:p>
      <text:p text:style-name="P13"><text:tab/>FPN_to_Significand<text:span text:style-name="T12">();</text:span></text:p>
      <text:p text:style-name="P13"/>
      <text:p text:style-name="P13">FPN_arithmetic<text:span text:style-name="T13">\</text:span></text:p>
      <text:p text:style-name="P13"><text:tab/>FPN_add<text:span text:style-name="T11">();</text:span></text:p>
      <text:p text:style-name="P13"><text:tab/>FPN_div<text:span text:style-name="T11">();</text:span></text:p>
      <text:p text:style-name="P13"><text:tab/>FPN_mult<text:span text:style-name="T11">();</text:span></text:p>
      <text:p text:style-name="P13"/>
      <text:p text:style-name="P13">Basic_Rx_Tx_Arduino<text:span text:style-name="T14">\</text:span></text:p>
      <text:p text:style-name="P13"><text:tab/><text:span text:style-name="T11">Check_num_for_to_big_or_small();</text:span></text:p>
      <text:p text:style-name="P13"/>
      <text:p text:style-name="P13"><text:tab/>Print_RHS_of_binary_point<text:span text:style-name="T11">();<text:tab/>Local only</text:span></text:p>
      <text:p text:style-name="P13"><text:tab/>Print_long_as_binary<text:span text:style-name="T11">();<text:tab/><text:tab/>Local only</text:span></text:p>
      <text:p text:style-name="P13"/>
      <text:p text:style-name="P28">Projects tested</text:p>
      <text:p text:style-name="P13"><text:tab/><text:tab/><text:tab/><text:tab/><text:tab/>Globals<text:tab/>Locals</text:p>
      <text:p text:style-name="P13">9A FPN_acquisition<text:tab/><text:tab/><text:tab/>OK<text:span text:style-name="T3">√<text:tab/><text:tab/></text:span><text:span text:style-name="T4">OK (no change to hex file)</text:span><text:tab/></text:p>
      <text:p text:style-name="P14">9B_FPN_to_String<text:tab/><text:tab/><text:tab/>OK<text:span text:style-name="T3">√<text:tab/><text:tab/></text:span><text:span text:style-name="T4">OK (no change to hex file)</text:span></text:p>
      <text:p text:style-name="P16">9C_FPN_Add_Sub<text:tab/><text:tab/><text:tab/>OK<text:span text:style-name="T3">√<text:tab/><text:tab/></text:span><text:span text:style-name="T4">OK (no change to hex file)</text:span></text:p>
      <text:p text:style-name="P12">9D_<text:span text:style-name="T2">FPN_mult_div<text:tab/><text:tab/><text:tab/>OK</text:span><text:span text:style-name="T3">√<text:tab/><text:tab/></text:span><text:span text:style-name="T4">OK (no change to hex file)</text:span></text:p>
      <text:p text:style-name="P1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3"/>
      <text:p text:style-name="P44"><text:span text:style-name="T6">Issues with test projects</text:span> (run during pcb commissioning)</text:p>
      <text:p text:style-name="P1"/>
      <text:p text:style-name="P44">PRN generator failure due to damaged EEPROM<text:tab/></text:p>
      <text:p text:style-name="P44"><text:tab/>Fix changed EEPROM location</text:p>
      <text:p text:style-name="P44"/>
      <text:p text:style-name="P44">Failure to set up switched inputs properly</text:p>
      <text:p text:style-name="P44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26"/>
      <text:p text:style-name="P1"/>
      <text:p text:style-name="P29"><text:span text:style-name="T6">Mini OS EEPROM reservations<text:tab/><text:tab/></text:span></text:p>
      <text:p text:style-name="P29"/>
      <text:p text:style-name="P29">0x3FF<text:tab/>user cal if set</text:p>
      <text:p text:style-name="P29">0x3FE<text:tab/>user cal if set</text:p>
      <text:p text:style-name="P29">0x3FD<text:tab/>Default cal supplied by Atmel</text:p>
      <text:p text:style-name="P29"/>
      <text:p text:style-name="P29">0x3FC<text:tab/>Set to 1 if diagnostic mode required. <text:s/>Diagnostic mode is now discontinued</text:p>
      <text:p text:style-name="P29">0x3FB<text:tab/>Controls multiplexer (T0) on interval: <text:s/>0xFF for 2ms, 0xFE for 500uS and 0xFD for 125uS</text:p>
      <text:p text:style-name="P29">0x3FA<text:tab/>Not used</text:p>
      <text:p text:style-name="P31">0x3F9<text:tab/><text:tab/>Reset status byte: set to zero by Project_programmer_AVR when the mini-OS is programmed to flash. <text:tab/>It is read here to ensure that control always jumps to location zero except for a manual reset</text:p>
      <text:p text:style-name="P31"/>
      <text:p text:style-name="P29">0x3F8<text:tab/>prog_counter_H</text:p>
      <text:p text:style-name="P29">0x3F7<text:tab/>prog_counter_L</text:p>
      <text:p text:style-name="P29">0x3F6<text:tab/>cmd_counter_H</text:p>
      <text:p text:style-name="P29">0x3F5<text:tab/>cmd_counter_L</text:p>
      <text:p text:style-name="P29"/>
      <text:p text:style-name="P32">0x3F4<text:tab/><text:tab/>Reset status byte: set to zero by Project_programmer_AVR. <text:span text:style-name="T52">W</text:span>hen the mini-OS is programmed to flash. <text:tab/>It is read by I2C_V16_0_CC to ensure that the UNO bootloader is <text:span text:style-name="T52">a</text:span>utomatically triggered after pcb_A has been programmed</text:p>
      <text:p text:style-name="P32"/>
      <text:p text:style-name="P29"><text:span text:style-name="T53">0x3F3<text:tab/>8 bit PRN gen EEP subroutines:</text:span><text:tab/>Used to select random "Hello world" message</text:p>
      <text:p text:style-name="P29">0x3F1<text:tab/>Carry out auto cal post programming</text:p>
      <text:p text:style-name="P29"/>
      <text:p text:style-name="P29"/>
      <text:p text:style-name="P30"><text:span text:style-name="T6">UNO_bootloader_for_hex&amp;text</text:span><text:tab/> <text:span text:style-name="T6">EEPROM reservations</text:span></text:p>
      <text:p text:style-name="P31"/>
      <text:p text:style-name="P31"/>
      <text:p text:style-name="P31">1_Message_from_the_OS</text:p>
      <text:p text:style-name="P31">2_Random_gen_AVR</text:p>
      <text:p text:style-name="P31">3_Hex_verification</text:p>
      <text:p text:style-name="P31">4_Text_Verification</text:p>
      <text:p text:style-name="P31">5_Hex_text_bootloader</text:p>
      <text:p text:style-name="P31"/>
      <text:p text:style-name="P31">0x3FF<text:tab/>user cal if set<text:tab/>No longer used</text:p>
      <text:p text:style-name="P31">0x3FE<text:tab/>user cal if set No longer used</text:p>
      <text:p text:style-name="P31">0x3FD<text:tab/>Default cal supplied by Atmel No longer used</text:p>
      <text:p text:style-name="P31">0x3FC<text:tab/>Copy of MCUSR and also indicates WDTout hex/text verification routines </text:p>
      <text:p text:style-name="P31">0x3FB/A<text:tab/>prog_counter for use by verification routines</text:p>
      <text:p text:style-name="P31">0x3F9/8<text:tab/>cmd_counter for use by verification routines</text:p>
      <text:p text:style-name="P31">0x3F7<text:tab/>Reset Control (set to zero to indicate that user app is to be launched.)</text:p>
      <text:p text:style-name="P31">0x3F6 flash text string pointer</text:p>
      <text:p text:style-name="P31"/>
      <text:p text:style-name="P31">0x3F5 PRN generator random number HB</text:p>
      <text:p text:style-name="P33">0x3F4 PRN generator random number LB</text:p>
      <text:p text:style-name="P31">0x3F3 PRN generator random number HB</text:p>
      <text:p text:style-name="P31"><text:soft-page-break/>0x3F2 PRN generator random number LB</text:p>
      <text:p text:style-name="P31">0x3F1 PRN generator random number HB</text:p>
      <text:p text:style-name="P31">0x3F0 PRN generator random number LB</text:p>
      <text:p text:style-name="P31">0x3EF PRN EEPROM location offset 0, 1 or 2</text:p>
      <text:p text:style-name="P31">0x3EE Used by combined Clock_SW to signal Arduino WDTout with ISR</text:p>
      <text:p text:style-name="P31">0x3ED Used by user projects to control WDT reset source</text:p>
      <text:p text:style-name="P31">0x3EB<text:tab/>Last EEPROM location required by Hello World file</text:p>
      <text:p text:style-name="P34"/>
      <text:p text:style-name="P34"/>
      <text:p text:style-name="P20">EEPROM initialisation<text:tab/><text:tab/>Mini_OS (PCB_A)</text:p>
      <text:p text:style-name="P38"/>
      <text:p text:style-name="P38">0x3FD/E/F<text:tab/><text:tab/><text:span text:style-name="T55">Cal data:<text:tab/><text:tab/><text:tab/></text:span>Calibration routine</text:p>
      <text:p text:style-name="P38">0x3FC<text:tab/><text:tab/><text:tab/>No longer used</text:p>
      <text:p text:style-name="P38">0x3FB <text:tab/><text:tab/>Multiplexer <text:span text:style-name="T55">brightness <text:tab/>Mode Q</text:span></text:p>
      <text:p text:style-name="P40">0x3FA<text:tab/><text:tab/><text:tab/><text:span text:style-name="T54">No longer used</text:span></text:p>
      <text:p text:style-name="P40">0x3F9<text:tab/><text:tab/><text:tab/><text:span text:style-name="T51">Reset status byte:<text:tab/><text:tab/></text:span>Project Programmer UNO</text:p>
      <text:p text:style-name="P40">0x3F8-5<text:tab/><text:tab/>Command counter<text:span text:style-name="T56">s</text:span><text:tab/><text:tab/>Flash programmer</text:p>
      <text:p text:style-name="P40">0x3F4<text:tab/><text:tab/><text:tab/><text:span text:style-name="T51">Reset status byte:<text:tab/><text:tab/></text:span>Project Programmer UNO</text:p>
      <text:p text:style-name="P41">0x3F3<text:tab/><text:tab/><text:tab/>Hello world PRN</text:p>
      <text:p text:style-name="P41">0x3F2<text:tab/><text:tab/><text:tab/>Not used</text:p>
      <text:p text:style-name="P41">0x3F1<text:tab/><text:tab/><text:tab/>Auto call flag<text:tab/><text:tab/><text:tab/><text:span text:style-name="T55">Project Programmer UNO</text:span><text:tab/><text:tab/></text:p>
      <text:p text:style-name="P34"/>
      <text:p text:style-name="P21">EEPROM initialisation<text:tab/><text:tab/><text:span text:style-name="T51">UNO_bootloader_for_hex&amp;text</text:span><text:tab/></text:p>
      <text:p text:style-name="P21"/>
      <text:p text:style-name="P39">0x3FD/E/F<text:tab/><text:tab/><text:span text:style-name="T55">Cal data:<text:tab/><text:tab/><text:tab/></text:span>No longer used</text:p>
      <text:p text:style-name="P35">0x3FC<text:tab/><text:tab/><text:tab/>Copy of MCUSR<text:tab/><text:tab/><text:span text:style-name="T56">The boootloader</text:span></text:p>
      <text:p text:style-name="P41">0x3FB-8<text:tab/><text:tab/>Command counter<text:tab/><text:tab/>Bootloader</text:p>
      <text:p text:style-name="P42">0x3F7<text:tab/><text:tab/><text:tab/> <text:span text:style-name="T51">Reset Control<text:tab/><text:tab/><text:tab/></text:span>The boootloader</text:p>
      <text:p text:style-name="P43">0x3F6<text:tab/><text:tab/><text:tab/><text:span text:style-name="T51">flash text string pointer<text:tab/>User_app_commentary_mode</text:span></text:p>
      <text:p text:style-name="P45">0x3F5-0<text:tab/><text:tab/>PRN registers<text:tab/><text:tab/><text:tab/><text:span text:style-name="T59">Not initialised</text:span><text:tab/><text:span text:style-name="T59">0xFF or &gt; 0</text:span><text:tab/></text:p>
      <text:p text:style-name="P37">0x3EF <text:tab/><text:tab/><text:tab/>PRN EEPROM <text:span text:style-name="T57">offset<text:tab/><text:tab/>Zero by PCB_A programmer</text:span></text:p>
      <text:p text:style-name="P36">0x3EE Used by combined Clock_SW to signal Arduino WDTout with ISR</text:p>
      <text:p text:style-name="P36">0x3ED Used by user projects to control WDT reset source</text:p>
      <text:p text:style-name="P36">0x3EB<text:tab/>Last EEPROM location required by Hello World file</text:p>
      <text:p text:style-name="P36"/>
      <text:p text:style-name="P36"/>
      <text:p text:style-name="P50">Mini-OS modes no longer required</text:p>
      <text:p text:style-name="P48"/>
      <text:p text:style-name="P48">case 7: I2C_Tx_Compile_tables();break;</text:p>
      <text:p text:style-name="P48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48">case 9: I2C_Tx_Uarithmetic_OP();break;<text:tab/><text:tab/>//Takes numbers entered using mode B and does <text:tab/><text:tab/><text:tab/><text:tab/><text:tab/><text:tab/><text:tab/>some arithmetic</text:p>
      <text:p text:style-name="P48"/>
      <text:p text:style-name="P48">case 'A': I2C_Tx_accumulator_1();<text:tab/>break;<text:tab/><text:tab/>//Implements add, subtract and clear modes<text:tab/></text:p>
      <text:p text:style-name="P48">case 'B': I2C_Tx_accumulator_2();break;<text:tab/><text:tab/>//Acquires data for use by accumulator<text:tab/><text:tab/><text:tab/><text:tab/><text:tab/><text:tab/><text:tab/><text:tab/><text:tab/><text:tab/><text:tab/></text:p>
      <text:p text:style-name="P34"/>
      <text:p text:style-name="P34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06T16:49:25.654000000</dc:date>
    <meta:editing-duration>P1DT6H4M49S</meta:editing-duration>
    <meta:editing-cycles>108</meta:editing-cycles>
    <meta:document-statistic meta:table-count="0" meta:image-count="0" meta:object-count="0" meta:page-count="5" meta:paragraph-count="192" meta:word-count="817" meta:character-count="6564" meta:non-whitespace-character-count="5593"/>
  </office:meta>
</office:document-meta>
</file>